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ocationsFinder.findAllMatchingUnverifiedChunks( List &lt; Invocation &gt; invocations , MatchableInvocation wanted , InOrderContext ordering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vocationsFinder.findFirstUnverifiedInOrder( InOrderContext context , List &lt; Invocation &gt; orderedInvoc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sFinder.getAllLocations( List &lt; Invocation &gt; 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vocationsFinder.findFirstUnverified( List &lt; Invocation &gt; inv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sFinder.findFirstMatchingUnverifiedInvocation( List &lt; Invocation &gt; invocations , MatchableInvocation wanted , InOrd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sFinder.findSimilarInvocation( List &lt; Invocation &gt; invocations , MatchableInvocation wante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vocationsFinder.findFirstUnverified( List &lt; Invocation &gt; invocations , Object mock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sFinder.removeVerifiedInOrder( List &lt; Invocation &gt; invocations , InOrderContext ordering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vocationsFinder.findMatchingChunk( List &lt; Invocation &gt; invocations , MatchableInvocation wanted , int wantedCount , InOrd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sFinder.Invocations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InvocationsFinder.findPreviousVerifiedInOrder( List &lt; Invocation &gt; invocations , InOrd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vocationsFinder.getLastLocation( List &lt; Invocation &gt; invoc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vocationsFinder.findInvocations( List &lt; Invocation &gt; invocations , MatchableInvocation wan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ocationsFinder.getFirstMatchingChunk( MatchableInvocation wanted , List &lt; Invocation &gt; unverifi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